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.</number:text>
      <number:month number:style="long"/>
      <number:text>.</number:text>
      <number:day number:style="long"/>
      <number:text>.</number:text>
    </number:date-style>
    <style:style style:name="ce3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null-year="1903">
        <table:iteration table:maximum-difference="0.0001"/>
      </table:calculation-settings>
      <table:table table:name="SheetA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00001</text:p>
          </table:table-cell>
          <table:table-cell office:value-type="date" office:date-value="1919-01-01" calcext:value-type="date">
            <text:p>19.01.01.</text:p>
          </table:table-cell>
          <table:table-cell table:formula="of:=[.B2]" office:value-type="date" office:date-value="1919-01-01" calcext:value-type="date">
            <text:p>19.01.01.</text:p>
          </table:table-cell>
          <table:table-cell table:formula="of:=+[.C2]*1.1" office:value-type="float" office:value="7635.1" calcext:value-type="float">
            <text:p>7635,1</text:p>
          </table:table-cell>
          <table:table-cell office:value-type="string" calcext:value-type="string">
            <text:p>abcd01</text:p>
          </table:table-cell>
        </table:table-row>
        <table:table-row table:style-name="ro1">
          <table:table-cell office:value-type="string" calcext:value-type="string">
            <text:p>A00002</text:p>
          </table:table-cell>
          <table:table-cell office:value-type="date" office:date-value="1919-01-02" calcext:value-type="date">
            <text:p>19.01.02.</text:p>
          </table:table-cell>
          <table:table-cell table:formula="of:=[.B3]" office:value-type="date" office:date-value="1919-01-02" calcext:value-type="date">
            <text:p>19.01.02.</text:p>
          </table:table-cell>
          <table:table-cell table:formula="of:=+[.C3]*1.1" office:value-type="float" office:value="7636.2" calcext:value-type="float">
            <text:p>7636,2</text:p>
          </table:table-cell>
          <table:table-cell office:value-type="string" calcext:value-type="string">
            <text:p>abcd02</text:p>
          </table:table-cell>
        </table:table-row>
        <table:table-row table:style-name="ro1" table:number-rows-repeated="2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00.00.00</text:date>, <text:time style:data-style-name="N2" text:time-value="22:34:54.4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6-01T23:07:49.308000000</meta:creation-date>
    <dc:date>2020-10-06T22:52:32.120000000</dc:date>
    <meta:editing-duration>PT25M21S</meta:editing-duration>
    <meta:editing-cycles>13</meta:editing-cycles>
    <meta:generator>LibreOfficeDev/7.1.0.0.alpha0$Windows_X86_64 LibreOffice_project/698e5d54182d96a1fd0c3b864ba0e618f82dd1f1</meta:generator>
    <meta:document-statistic meta:table-count="1" meta:cell-count="15" meta:object-count="0"/>
  </office:meta>
</office:document-meta>
</file>